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language="ru" fo:country="RU"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3" fo:font-size="14pt" fo:language="en" fo:country="none"/>
    </style:style>
    <style:style style:name="T7" style:family="text">
      <style:text-properties style:font-name="Times New Roman3" fo:font-size="14pt" fo:language="en" fo:country="none" fo:font-style="italic"/>
    </style:style>
    <style:style style:name="T8" style:family="text">
      <style:text-properties style:font-name="Times New Roman3" fo:font-size="14pt" fo:language="en" fo:country="none" fo:font-style="italic" fo:font-weight="normal" style:font-weight-asian="normal" style:font-weight-complex="normal"/>
    </style:style>
    <style:style style:name="T9" style:family="text">
      <style:text-properties style:font-name="Times New Roman3" fo:font-size="14pt" fo:language="en" fo:country="none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3" fo:font-size="14pt" fo:language="en" fo:country="none" fo:font-weight="normal" style:font-weight-asian="normal" style:font-weight-complex="normal"/>
    </style:style>
    <style:style style:name="T11" style:family="text">
      <style:text-properties style:font-name="Times New Roman3" fo:font-size="14pt" fo:language="en" fo:country="none" fo:font-weight="bold" style:font-weight-asian="normal" style:font-weight-complex="normal"/>
    </style:style>
    <style:style style:name="T12" style:family="text">
      <style:text-properties fo:color="#000000" style:font-name="Times New Roman3" fo:font-size="14pt" fo:language="en" fo:country="GB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7cm" draw:z-index="0"><draw:image xlink:href="../../odt_eng/images/3032.png" xlink:type="simple" xlink:show="embed" xlink:actuate="onLoad"/></draw:frame></text:p>
          </table:table-cell>
          <table:table-cell table:style-name="Table1.B1" office:value-type="string">
            <text:h text:style-name="P6" text:outline-level="1">Pulse by trailing edge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11cm" svg:height="1.529cm" draw:z-index="0"><draw:image xlink:href="../../odt_eng/images/303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6">The unit forms the pulse of value 1 with duration of </text:span><text:span text:style-name="T7">one</text:span><text:span text:style-name="T6"> step of integration, under change of the input value from zero to one:</text:span> </text:p>
            <text:p text:style-name="P4"><text:span text:style-name="T3"><draw:frame draw:style-name="fr3" draw:name="Объект1" text:anchor-type="as-char" svg:width="8.112cm" svg:height="1.25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text:span text:style-name="T3">,</text:span></text:p>
            <text:p text:style-name="Text_20_body"><text:span text:style-name="T5">where</text:span><text:span text:style-name="T4"> </text:span><text:span text:style-name="T4"><draw:frame draw:style-name="fr3" draw:name="Объект2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 </text:span><text:span text:style-name="T9">is for the unit output signal</text:span><text:span text:style-name="T4"> , <text:s/></text:span><text:span text:style-name="T4"><draw:frame draw:style-name="fr3" draw:name="Объект3" text:anchor-type="as-char" svg:width="3.395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9">are for the input signal at current time and at previous</text:span><text:span text:style-name="T4"> </text:span><text:span text:style-name="T9">time step</text:span><text:span text:style-name="T4"> </text:span><text:span text:style-name="T9">of integration</text:span><text:span text:style-name="T4"> </text:span><text:span text:style-name="T1">.</text:span></text:p>
            <text:p text:style-name="P5">Properties: <text:span text:style-name="T12">any properties are not required for operation of the unit.</text:span></text:p>
            <text:p text:style-name="Text_20_body"><text:span text:style-name="T11">Note</text:span><text:span text:style-name="T10">:</text:span><text:span text:style-name="T1"> </text:span><text:span text:style-name="T10">if any </text:span><text:span text:style-name="T8">real</text:span><text:span text:style-name="T10"> (rather then </text:span><text:span text:style-name="T8">logical</text:span><text:span text:style-name="T10">) signal is applied to the unit input, then the unit will be considered as </text:span><text:span text:style-name="T8">one</text:span><text:span text:style-name="T10"> in case of</text:span><text:span text:style-name="T1"> <text:s/></text:span><text:span text:style-name="T1"><draw:frame draw:style-name="fr3" draw:name="Объект4" text:anchor-type="as-char" svg:width="2.073cm" svg:height="0.56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and </text:span><text:span text:style-name="T8">zero</text:span><text:span text:style-name="T1"> </text:span><text:span text:style-name="T10">in the case of</text:span><text:span text:style-name="T1"> <text:s/></text:span><text:span text:style-name="T1"><draw:frame draw:style-name="fr3" draw:name="Объект5" text:anchor-type="as-char" svg:width="2.073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: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мпульс по срезу</dc:title>
    <dc:date>2012-03-05T21:02:17.22</dc:date>
    <meta:editing-cycles>115</meta:editing-cycles>
    <meta:editing-duration>PT2H19M58S</meta:editing-duration>
    <dc:creator>Александр </dc:creator>
    <meta:document-statistic meta:table-count="1" meta:image-count="2" meta:object-count="5" meta:page-count="1" meta:paragraph-count="10" meta:word-count="101" meta:character-count="52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>u</mi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=</mo>
                        <mn>0</mn>
                      </mrow>
                      <mo stretchy="false">=</mo>
                      <mrow>
                        <mo stretchy="false">¬</mo>
                        <mi>u</mi>
                      </mrow>
                    </mrow>
                    <mrow>
                      <mrow>
                        <mo stretchy="false">(</mo>
                        <mrow>
                          <mrow>
                            <mi>t</mi>
                            <mo stretchy="false">−</mo>
                            <mo stretchy="false">Δ</mo>
                          </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n>1</mn>
                      </mrow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for</mi>
                    <mi mathvariant="italic">all</mi>
                    <mi mathvariant="italic">other</mi>
                    <mi mathvariant="italic">cases</mi>
                    <mi>;</mi>
                  </mrow>
                </mtd>
              </mtr>
            </mtable>
          </mrow>
        </mrow>
      </mrow>
    </mrow>
    <annotation encoding="StarMath 5.0">y(t) = left lbrace stack{
alignl 1, ~ if u(t) = 0 = neg u(t- %DELTA t) = neg 1; #
alignl 0, ~ for all other cases;  }
right none
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